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4"/>
    <style:style style:name="P5" style:family="paragraph" style:parent-style-name="Text_20_body">
      <style:text-properties officeooo:paragraph-rsid="000a0b67"/>
    </style:style>
    <style:style style:name="P6" style:family="paragraph" style:parent-style-name="Text_20_body">
      <style:text-properties officeooo:rsid="000a0b67" officeooo:paragraph-rsid="000a0b67"/>
    </style:style>
    <style:style style:name="P7" style:family="paragraph" style:parent-style-name="Text_20_body" style:list-style-name="L3">
      <style:paragraph-properties fo:margin-top="0in" fo:margin-bottom="0.0598in" loext:contextual-spacing="false"/>
    </style:style>
    <style:style style:name="T1" style:family="text">
      <style:text-properties officeooo:rsid="00091236"/>
    </style:style>
    <style:style style:name="T2" style:family="text">
      <style:text-properties officeooo:rsid="000a0b6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0b6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<text:span text:style-name="T1">Lesson Plan</text:span>: <text:span text:style-name="T1">C</text:span>arbohydrates </text:h>
      <text:p text:style-name="P5"><text:span text:style-name="T4">Setting</text:span><text:span text:style-name="T3">: </text:span>30 students with practical experience in a medical job <text:span text:style-name="T2">training to become teachers in their field</text:span></text:p>
      <text:p text:style-name="P6"><text:span text:style-name="T3">Time:</text:span> 90 minutes</text:p>
      <text:h text:style-name="Heading_20_2" text:outline-level="2">Syllabus</text:h>
      <text:p text:style-name="P1">structure, properties, classification, functions, <text:line-break/>glycolysis, gluconeogenesis, glycogen metabolism </text:p>
      <text:h text:style-name="Heading_20_2" text:outline-level="2">Objectives </text:h>
      <text:list xml:id="list933368272" text:style-name="L1">
        <text:list-item>
          <text:p text:style-name="P2">students answer 6 questions on carbohydrates in pairs within 20' </text:p>
        </text:list-item>
        <text:list-item>
          <text:p text:style-name="P2">students explain what carbohydrates are </text:p>
        </text:list-item>
        <text:list-item>
          <text:p text:style-name="P2">students define, differentiate and give examples for </text:p>
          <text:list>
            <text:list-item>
              <text:p text:style-name="P2">monosaccharides, disaccharides, polysaccharides</text:p>
            </text:list-item>
            <text:list-item>
              <text:p text:style-name="P2">functions of carbohydrates</text:p>
            </text:list-item>
            <text:list-item>
              <text:p text:style-name="P2">glycosidic bond, structural properties of carbohydrates </text:p>
            </text:list-item>
          </text:list>
        </text:list-item>
        <text:list-item>
          <text:p text:style-name="P2">additional objectives for exam announced (data not shown)</text:p>
        </text:list-item>
      </text:list>
      <text:h text:style-name="Heading_20_2" text:outline-level="2">Concept Map</text:h>
      <text:list xml:id="list2585508879" text:style-name="L2">
        <text:list-item>
          <text:p text:style-name="P3">The structure of lactose annotated by: glucose, galactose, monosaccharide, disaccharide, glycosidic bond, OH-group.</text:p>
        </text:list-item>
        <text:list-item>
          <text:p text:style-name="P3">A table with the rows [molecule class, building blocks, bonds, #blocks, length] that was filled with data for carbohydrates, amino acids, nucleic acids and lipids during the day </text:p>
        </text:list-item>
      </text:list>
      <text:h text:style-name="Heading_20_2" text:outline-level="2">Lesson Plan</text:h>
      <text:list xml:id="list1896312858" text:style-name="L3">
        <text:list-item>
          <text:p text:style-name="P7">Story: why I did not like breakfast in Eastern Asia (5')</text:p>
        </text:list-item>
        <text:list-item>
          <text:p text:style-name="P7">Ask students for their experience with lactose intolerance (10')</text:p>
        </text:list-item>
        <text:list-item>
          <text:p text:style-name="P7">explain task, work in pairs (20')</text:p>
        </text:list-item>
        <text:list-item>
          <text:p text:style-name="P7">discuss answers (30')</text:p>
        </text:list-item>
        <text:list-item>
          <text:p text:style-name="P7">deduce structural determinant for lactose intolerance (10')</text:p>
        </text:list-item>
        <text:list-item>
          <text:p text:style-name="P7">collect relevant concepts on the board (10')</text:p>
        </text:list-item>
      </text:list>
      <text:h text:style-name="Heading_20_2" text:outline-level="2">Prototype <text:span text:style-name="T2">(Story weaved through the lesson)</text:span> </text:h>
      <text:p text:style-name="P1">Lactose intolerance </text:p>
      <text:h text:style-name="Heading_20_2" text:outline-level="2">Material </text:h>
      <text:list xml:id="list233090933" text:style-name="L4">
        <text:list-item>
          <text:p text:style-name="P4">8 cards with sample carbohydrates</text:p>
        </text:list-item>
        <text:list-item>
          <text:p text:style-name="P4">6 questions like:</text:p>
          <text:list>
            <text:list-item>
              <text:p text:style-name="P4">What groups of carbohydrates do you find? </text:p>
            </text:list-item>
            <text:list-item>
              <text:p text:style-name="P4">What does lactose consist of? </text:p>
            </text:list-item>
            <text:list-item>
              <text:p text:style-name="P4">What is the difference between glucose and galactose?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7T11:11:02</meta:creation-date>
    <dc:date>2018-10-25T23:31:34.628661448</dc:date>
    <meta:editing-duration>PT1M41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31" meta:word-count="220" meta:character-count="1479" meta:non-whitespace-character-count="1295"/>
  </office:meta>
</office:document-meta>
</file>